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9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02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51cm" fo:min-width="17.934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15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5.641cm" fo:min-width="19.2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9pt" style:font-size-asian="9pt" style:font-name-complex="TimesNewRoman1" style:font-size-complex="9pt"/>
    </style:style>
    <style:style style:name="T14" style:family="text">
      <style:text-properties fo:color="#000000" style:font-name="TimesNewRoman1" fo:font-size="8pt" style:font-size-asian="8pt" style:font-name-complex="TimesNewRoman1" style:font-size-complex="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7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8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994cm" svg:height="0.412cm" svg:x="1.7cm" svg:y="8.1cm">
          <draw:text-box draw:corner-radius="0.2cm">
            <text:p text:style-name="P1"><text:span text:style-name="T2">1. <text:s/>Тема:</text:span></text:p>
          </draw:text-box>
        </draw:frame>
        <draw:frame draw:style-name="gr3" draw:text-style-name="P2" draw:layer="layout" svg:width="16.025cm" svg:height="0.39cm" svg:x="3.197cm" svg:y="8.121cm">
          <draw:text-box>
            <text:p text:style-name="P1"><text:span text:style-name="T1"><text:s text:c="6"/></text:span><text:span text:style-name="T3"><text:s text:c="38"/></text:span><text:span text:style-name="T3"><text:s text:c="2"/></text:span><text:span text:style-name="T3">Отладчик системы </text:span><text:span text:style-name="T3">программирования OC </text:span><text:span text:style-name="T3">UNIX <text:s text:c="32"/></text:span><text:span text:style-name="T3"><text:s text:c="18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36"/></text:span><text:span text:style-name="T3"><text:s text:c="44"/></text:span><text:span text:style-name="T3"><text:s text:c="44"/></text:span><text:span text:style-name="T3"><text:s text:c="44"/></text:span><text:span text:style-name="T3"><text:s text:c="21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<text:s text:c="2"/></text:span><text:span text:style-name="T3">Научиться </text:span><text:span text:style-name="T3">работать с </text:span><text:span text:style-name="T3">интерактивным </text:span><text:span text:style-name="T3">средством отладки </text:span><text:span text:style-name="T3">программ gdb и </text:span><text:span text:style-name="T3">изучить основ- <text:s text:c="2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<text:s/></text:span><text:span text:style-name="T3">ные команды </text:span><text:span text:style-name="T3">отладчика. <text:s text:c="22"/></text:span><text:span text:style-name="T3"><text:s text:c="44"/></text:span><text:span text:style-name="T3"><text:s text:c="44"/></text:span><text:span text:style-name="T3"><text:s text:c="37"/>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3"><text:s text:c="36"/></text:span><text:span text:style-name="T3"><text:s text:c="44"/></text:span><text:span text:style-name="T3"><text:s text:c="44"/></text:span><text:span text:style-name="T3"><text:s text:c="44"/></text:span><text:span text:style-name="T3"><text:s text:c="22"/>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 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/>Задание <text:s/></text:span><text:span text:style-name="T4">(вариант № ):</text:span></text:p>
          </draw:text-box>
        </draw:frame>
        <draw:frame draw:style-name="gr8" draw:text-style-name="P2" draw:layer="layout" svg:width="13.248cm" svg:height="0.39cm" svg:x="7.252cm" svg:y="11.366cm">
          <draw:text-box>
            <text:p text:style-name="P1"><text:span text:style-name="T3"><text:s/></text:span><text:span text:style-name="T3">Продемонстрировать </text:span><text:span text:style-name="T3">работу следующих </text:span><text:span text:style-name="T3">команд отладчика: </text:span><text:span text:style-name="T3">help, list, break, <text:s text:c="4"/></text:span></text:p>
          </draw:text-box>
        </draw:frame>
        <draw:frame draw:style-name="gr9" draw:text-style-name="P2" draw:layer="layout" svg:width="17.96cm" svg:height="0.39cm" svg:x="1.569cm" svg:y="11.772cm">
          <draw:text-box>
            <text:p text:style-name="P1"><text:span text:style-name="T1"><text:s text:c="9"/></text:span><text:span text:style-name="T3"><text:s/></text:span><text:span text:style-name="T3">run, print, next, </text:span><text:span text:style-name="T3">step, set var, ptype, </text:span><text:span text:style-name="T3">backtrace, continue, </text:span><text:span text:style-name="T3">quit. <text:s text:c="34"/></text:span><text:span text:style-name="T3"><text:s text:c="44"/></text:span><text:span text:style-name="T3"><text:s text:c="12"/>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<text:s text:c="36"/></text:span><text:span text:style-name="T3"><text:s text:c="44"/></text:span><text:span text:style-name="T3"><text:s text:c="44"/></text:span><text:span text:style-name="T3"><text:s text:c="44"/></text:span><text:span text:style-name="T3"><text:s text:c="21"/>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 text:c="36"/></text:span><text:span text:style-name="T3"><text:s text:c="44"/></text:span><text:span text:style-name="T3"><text:s text:c="44"/></text:span><text:span text:style-name="T3"><text:s text:c="44"/></text:span><text:span text:style-name="T3"><text:s text:c="21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3"><text:s text:c="36"/></text:span><text:span text:style-name="T3"><text:s text:c="44"/></text:span><text:span text:style-name="T3"><text:s text:c="44"/></text:span><text:span text:style-name="T3"><text:s text:c="44"/></text:span><text:span text:style-name="T3"><text:s text:c="21"/>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/></text:span><text:span text:style-name="T2"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</text:span><text:span text:style-name="T1">______________, </text:span><text:span text:style-name="T1">процессор </text:span><text:span text:style-name="T1">_____________, имя </text:span><text:span text:style-name="T1">узла сети </text:span><text:span text:style-name="T1">__________________ </text:span><text:span text:style-name="T1">с <text:s text:c="2"/>ОП </text:span><text:span text:style-name="T1">______________ 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</text:span><text:span text:style-name="T1">Мб. <text:s/>Терминал </text:span><text:span text:style-name="T1">__________ адрес </text:span><text:span text:style-name="T1">__________________. </text:span><text:span text:style-name="T1">Принтер <text:s/></text:span><text:span text:style-name="T1">__________________</text:span><text:span text:style-name="T1">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</text:span><text:span text:style-name="T1">устройства <text:s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</text:span><text:span text:style-name="T5">ПЭВМ студента, </text:span><text:span text:style-name="T5">если </text:span><text:span text:style-name="T5">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14"/></text:span><text:span text:style-name="T3"><text:s text:c="31"/></text:span><text:span text:style-name="T1"><text:s text:c="2"/>с ОП </text:span><text:span text:style-name="T1">______ Мб, НМД </text:span><text:span text:style-name="T1">_____ Мб. <text:s/>Монитор </text:span><text:span text:style-name="T3">__________________</text:span><text:span text:style-name="T3">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</text:span><text:span text:style-name="T1">устройства </text:span><text:span text:style-name="T3"><text:s text:c="21"/></text:span><text:span text:style-name="T3"><text:s text:c="44"/></text:span><text:span text:style-name="T3"><text:s text:c="44"/></text:span><text:span text:style-name="T3"><text:s text:c="44"/></text:span><text:span text:style-name="T3"><text:s text:c="3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/>Программное </text:span><text:span text:style-name="T2">обеспечение </text:span><text:span text:style-name="T2">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</text:span><text:span text:style-name="T1">система семейства </text:span><text:span text:style-name="T1">___________, </text:span><text:span text:style-name="T1">наименование </text:span><text:span text:style-name="T1">__________________</text:span><text:span text:style-name="T1">_____ <text:s/>версия </text:span><text:span text:style-name="T1">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</text:span><text:span text:style-name="T1">команд </text:span><text:span text:style-name="T1">________________ </text:span><text:span text:style-name="T1">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</text:span><text:span text:style-name="T1">программирования </text:span><text:span text:style-name="T1">__________________</text:span><text:span text:style-name="T1">__________________</text:span><text:span text:style-name="T1">______________ </text:span><text:span text:style-name="T1">версия </text:span><text:span text:style-name="T1">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</text:span><text:span text:style-name="T1">__________________</text:span><text:span text:style-name="T1">__________________</text:span><text:span text:style-name="T1">__________________</text:span><text:span text:style-name="T1">____ версия </text:span><text:span text:style-name="T1">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</text:span><text:span text:style-name="T1">операционной </text:span><text:span text:style-name="T1">системы <text:s/></text:span><text:span text:style-name="T1">__________________</text:span><text:span text:style-name="T1">__________________</text:span><text:span text:style-name="T1">__________________</text:span><text:span text:style-name="T1">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</text:span><text:span text:style-name="T1">системы и программы <text:s/></text:span><text:span text:style-name="T1">__________________</text:span><text:span text:style-name="T1">__________________</text:span><text:span text:style-name="T1">__________________</text:span><text:span text:style-name="T1">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</text:span><text:span text:style-name="T1">имена файлов </text:span><text:span text:style-name="T1">программ и </text:span><text:span text:style-name="T1">данных____________</text:span><text:span text:style-name="T1">__________________</text:span><text:span text:style-name="T1">__________________</text:span><text:span text:style-name="T1">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</text:span><text:span text:style-name="T5">обеспечение ЭВМ </text:span><text:span text:style-name="T5">студента, если </text:span><text:span text:style-name="T5">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</text:span><text:span text:style-name="T1">система семейства </text:span><text:span text:style-name="T1">_______, </text:span><text:span text:style-name="T1">наименование </text:span><text:span text:style-name="T1">__________________ </text:span><text:span text:style-name="T1">версия </text:span><text:span text:style-name="T1">__________________</text:span><text:span text:style-name="T1">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</text:span><text:span text:style-name="T1">команд </text:span><text:span text:style-name="T3">__________________</text:span><text:span text:style-name="T3">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</text:span><text:span text:style-name="T1">программирования <text:s/></text:span><text:span text:style-name="T1">__________________</text:span><text:span text:style-name="T1">__________________</text:span><text:span text:style-name="T1">__________версия </text:span><text:span text:style-name="T1">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</text:span><text:span text:style-name="T3">__________________</text:span><text:span text:style-name="T3">__________________</text:span><text:span text:style-name="T3">___</text:span><text:span text:style-name="T1"> версия </text:span><text:span text:style-name="T1">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</text:span><text:span text:style-name="T1">операционной </text:span><text:span text:style-name="T1">системы <text:s/></text:span><text:span text:style-name="T1">__________________</text:span><text:span text:style-name="T1">__________________</text:span><text:span text:style-name="T1">__________________</text:span><text:span text:style-name="T1">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</text:span><text:span text:style-name="T1">системы и программы <text:s/></text:span><text:span text:style-name="T1">__________________</text:span><text:span text:style-name="T1">__________________</text:span><text:span text:style-name="T1">__________________</text:span><text:span text:style-name="T1">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</text:span><text:span text:style-name="T1">имена файлов </text:span><text:span text:style-name="T1">программ и данных на </text:span><text:span text:style-name="T1">домашнем </text:span><text:span text:style-name="T1">компьютере </text:span><text:span text:style-name="T1">__________________</text:span><text:span text:style-name="T1">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___________</text:span><text:span text:style-name="T1">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</text:span><text:span text:style-name="T6">лабораторно</text:span><text:span text:style-name="T6">й работе №</text:span><text:span text:style-name="T7"> </text:span><text:span text:style-name="T8">10</text:span></text:p>
          </draw:text-box>
        </draw:frame>
        <draw:frame draw:style-name="gr32" draw:text-style-name="P4" draw:layer="layout" svg:width="6.424cm" svg:height="0.505cm" svg:x="13.3cm" svg:y="1.5cm">
          <draw:text-box>
            <text:p text:style-name="P1"><text:span text:style-name="T9">по</text:span><text:span text:style-name="T10"> кур</text:span><text:span text:style-name="T9">су</text:span><text:span text:style-name="T11"> </text:span><text:span text:style-name="T11">Вычислительные </text:span><text:span text:style-name="T11">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</text:span><text:span text:style-name="T3">Александрович</text:span><text:span text:style-name="T1">, <text:s/>№ по </text:span><text:span text:style-name="T1">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</text:span><text:span text:style-name="T1">icq, skype</text:span><text:span text:style-name="T3"> <text:s text:c="7"/></text:span><text:span text:style-name="T3"><text:a xlink:href="mailto:Jktu332@yandex.ru" xlink:type="simple">Jktu332@yandex.ru</text:a></text:span><text:span text:style-name="T3"><text:s text:c="7"/></text:span><text:span text:style-name="T3"><text:s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8 </text:span><text:span text:style-name="T1">» </text:span><text:span text:style-name="T3">ноября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т. </text:span><text:span text:style-name="T3">преп. <text:s/></text:span><text:span text:style-name="T12">каф. 806</text:span><text:span text:style-name="T3"> <text:s text:c="2"/></text:span><text:span text:style-name="T3"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</text:span><text:span text:style-name="T1">знаний с оценкой <text:s/></text:span><text:span text:style-name="T3"><text:s text:c="9"/></text:span><text:span text:style-name="T3"><text:s text:c="28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</text:span><text:span text:style-name="T1">_________202 __ <text:s/>г., <text:s/></text:span><text:span text:style-name="T1"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</text:span><text:span text:style-name="T1">преподавателя </text:span><text:span text:style-name="T1">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</text:span><text:span text:style-name="T2">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3"><text:s text:c="13"/></text:span><text:span text:style-name="T14">решения задачи (в </text:span><text:span text:style-name="T14">формах: словесной, </text:span><text:span text:style-name="T14">псевдокода, графической </text:span><text:span text:style-name="T14">[блок-схема, диаграмма, </text:span><text:span text:style-name="T14">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4">таблица] <text:s/>или формальные </text:span><text:span text:style-name="T14">спецификации с пред- и </text:span><text:span text:style-name="T14">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</text:span><text:span text:style-name="T2">выполнения </text:span><text:span text:style-name="T2">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4"><text:s text:c="15"/></text:span><text:span text:style-name="T14">[план работы, </text:span><text:span text:style-name="T14">первоначальный текст </text:span><text:span text:style-name="T14">программы в черновике </text:span><text:span text:style-name="T14">(можно на отдельном </text:span><text:span text:style-name="T14">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4">тесты либо соображения </text:span><text:span text:style-name="T14">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</text:span><text:span text:style-name="T5">составляются </text:span><text:span text:style-name="T5">строго до начала </text:span><text:span text:style-name="T5">лабораторной </text:span><text:span text:style-name="T5">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5.8cm" svg:y="26.905cm">
          <draw:text-box>
            <text:p text:style-name="P1"><text:span text:style-name="T5">Допущен к </text:span><text:span text:style-name="T5">выполнению </text:span><text:span text:style-name="T5">работы. </text:span><text:span text:style-name="T2"><text:s/>Подпись </text:span><text:span text:style-name="T2">преподавателя </text:span><text:span text:style-name="T2">________________</text:span></text:p>
          </draw:text-box>
        </draw:frame>
        <draw:frame draw:style-name="gr50" draw:text-style-name="P9" draw:layer="layout" svg:width="17.934cm" svg:height="7.051cm" svg:x="1.9cm" svg:y="13.8cm">
          <draw:text-box>
            <text:p><text:span text:style-name="T15">1) Написать </text:span><text:span text:style-name="T15">простую </text:span><text:span text:style-name="T15">программу с </text:span><text:span text:style-name="T15">косвенной </text:span><text:span text:style-name="T15">рекурсией.</text:span></text:p>
            <text:p><text:span text:style-name="T15">2) </text:span><text:span text:style-name="T15">Скомпилировать </text:span><text:span text:style-name="T15">программу с </text:span><text:span text:style-name="T15">ключом -ggdb и </text:span><text:span text:style-name="T15">запустить отладку </text:span><text:span text:style-name="T15">командой gdb.</text:span></text:p>
            <text:p><text:span text:style-name="T15">3) </text:span><text:span text:style-name="T15">Продемонстриров</text:span><text:span text:style-name="T15">ать команды help, </text:span><text:span text:style-name="T15">list (с разными </text:span><text:span text:style-name="T15">аргументами: </text:span><text:span text:style-name="T15">номер строки и </text:span><text:span text:style-name="T15">название </text:span></text:p>
            <text:p><text:span text:style-name="T15">функции), run.</text:span></text:p>
            <text:p><text:span text:style-name="T15">4) </text:span><text:span text:style-name="T15">Продемонстриров</text:span><text:span text:style-name="T15">ать команды </text:span><text:span text:style-name="T15">breakpoint, </text:span><text:span text:style-name="T15">continue, set var, </text:span><text:span text:style-name="T15">print (на примерах </text:span><text:span text:style-name="T15">просмотра</text:span></text:p>
            <text:p><text:span text:style-name="T15">значения </text:span><text:span text:style-name="T15">переменной и </text:span><text:span text:style-name="T15">результата вызова </text:span><text:span text:style-name="T15">функции), ptype.</text:span></text:p>
            <text:p><text:span text:style-name="T15">5) Показать </text:span><text:span text:style-name="T15">разницу между </text:span><text:span text:style-name="T15">командами next и </text:span><text:span text:style-name="T15">step.</text:span></text:p>
            <text:p><text:span text:style-name="T15">6) </text:span><text:span text:style-name="T15">Продемонстриров</text:span><text:span text:style-name="T15">ать работу </text:span><text:span text:style-name="T15">команды backtrace </text:span><text:span text:style-name="T15">на разных </text:span><text:span text:style-name="T15">глубинах </text:span><text:span text:style-name="T15">косвенной </text:span><text:span text:style-name="T15">рекурсии.</text:span></text:p>
            <text:p><text:span text:style-name="T15">7) Выйти из </text:span><text:span text:style-name="T15">отладчика </text:span><text:span text:style-name="T15">командой quit.</text:span></text:p>
            <text:p><text:span text:style-name="T15"/></text:p>
          </draw:text-box>
        </draw:frame>
      </draw:page>
      <draw:page draw:name="page3" draw:style-name="dp1" draw:master-page-name="master-page35">
        <draw:frame draw:style-name="gr51" draw:text-style-name="P6" draw:layer="layout" svg:width="5.607cm" svg:height="0.412cm" svg:x="1.676cm" svg:y="1.887cm">
          <draw:text-box>
            <text:p text:style-name="P1"><text:span text:style-name="T2">8. Распечатка </text:span><text:span text:style-name="T2">протокола </text:span></text:p>
          </draw:text-box>
        </draw:frame>
        <draw:frame draw:style-name="gr52" draw:text-style-name="P7" draw:layer="layout" svg:width="14.154cm" svg:height="0.353cm" svg:x="5.944cm" svg:y="1.932cm">
          <draw:text-box>
            <text:p text:style-name="P1"><text:span text:style-name="T13"><text:s text:c="12"/></text:span><text:span text:style-name="T13">(подклеить </text:span><text:span text:style-name="T13">листинг окончательного </text:span><text:span text:style-name="T13">варианта программы с </text:span><text:span text:style-name="T13">тестовыми примерами, </text:span><text:span text:style-name="T13">подписанный </text:span></text:p>
          </draw:text-box>
        </draw:frame>
        <draw:frame draw:style-name="gr53" draw:text-style-name="P7" draw:layer="layout" svg:width="2.352cm" svg:height="0.353cm" svg:x="1.676cm" svg:y="2.214cm">
          <draw:text-box>
            <text:p text:style-name="P1"><text:span text:style-name="T13">преподавателем).</text:span></text:p>
          </draw:text-box>
        </draw:frame>
      </draw:page>
      <draw:page draw:name="page4" draw:style-name="dp1" draw:master-page-name="master-page38">
        <draw:frame draw:style-name="gr54" draw:text-style-name="P6" draw:layer="layout" svg:width="4.443cm" svg:height="0.412cm" svg:x="1.043cm" svg:y="1.423cm">
          <draw:text-box>
            <text:p text:style-name="P1"><text:span text:style-name="T2">9. Дневник </text:span><text:span text:style-name="T2">отладки</text:span></text:p>
          </draw:text-box>
        </draw:frame>
        <draw:frame draw:style-name="gr55" draw:text-style-name="P7" draw:layer="layout" svg:width="0.317cm" svg:height="0.374cm" svg:x="4.447cm" svg:y="1.456cm">
          <draw:text-box>
            <text:p text:style-name="P1"><text:span text:style-name="T16"><text:s/></text:span></text:p>
          </draw:text-box>
        </draw:frame>
        <draw:frame draw:style-name="gr56" draw:text-style-name="P10" draw:layer="layout" svg:width="14.175cm" svg:height="0.353cm" svg:x="5.2cm" svg:y="1.5cm">
          <draw:text-box>
            <text:p text:style-name="P1"><text:span text:style-name="T13">должен содержать дату и </text:span><text:span text:style-name="T13">время сеансов отладки и </text:span><text:span text:style-name="T13">основные события </text:span><text:span text:style-name="T13">(ошибки в сценарии и </text:span><text:span text:style-name="T13">программе, </text:span></text:p>
          </draw:text-box>
        </draw:frame>
        <draw:frame draw:style-name="gr57" draw:text-style-name="P7" draw:layer="layout" svg:width="17.829cm" svg:height="0.353cm" svg:x="1.043cm" svg:y="1.891cm">
          <draw:text-box>
            <text:p text:style-name="P1"><text:span text:style-name="T13">нестандартные ситуации) </text:span><text:span text:style-name="T13">и краткие комментарии к </text:span><text:span text:style-name="T13">ним. В дневнике отладки </text:span><text:span text:style-name="T13">приводятся сведения об </text:span><text:span text:style-name="T13">использовании других </text:span><text:span text:style-name="T13">ЭВМ, </text:span></text:p>
          </draw:text-box>
        </draw:frame>
        <draw:polygon draw:style-name="gr58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8" draw:text-style-name="P5" draw:layer="layout" svg:x1="1.042cm" svg:y1="4.529cm" svg:x2="19.144cm" svg:y2="4.529cm">
          <text:p/>
        </draw:line>
        <draw:line draw:style-name="gr58" draw:text-style-name="P5" draw:layer="layout" svg:x1="14.512cm" svg:y1="3.292cm" svg:x2="14.512cm" svg:y2="17.267cm">
          <text:p/>
        </draw:line>
        <draw:line draw:style-name="gr58" draw:text-style-name="P5" draw:layer="layout" svg:x1="9.619cm" svg:y1="3.292cm" svg:x2="9.619cm" svg:y2="17.267cm">
          <text:p/>
        </draw:line>
        <draw:line draw:style-name="gr58" draw:text-style-name="P5" draw:layer="layout" svg:x1="5.699cm" svg:y1="3.292cm" svg:x2="5.699cm" svg:y2="17.267cm">
          <text:p/>
        </draw:line>
        <draw:line draw:style-name="gr58" draw:text-style-name="P5" draw:layer="layout" svg:x1="4.2cm" svg:y1="3.292cm" svg:x2="4.2cm" svg:y2="17.267cm">
          <text:p/>
        </draw:line>
        <draw:line draw:style-name="gr58" draw:text-style-name="P5" draw:layer="layout" svg:x1="2.964cm" svg:y1="3.292cm" svg:x2="2.964cm" svg:y2="17.267cm">
          <text:p/>
        </draw:line>
        <draw:line draw:style-name="gr58" draw:text-style-name="P5" draw:layer="layout" svg:x1="1.711cm" svg:y1="3.292cm" svg:x2="1.711cm" svg:y2="17.267cm">
          <text:p/>
        </draw:line>
        <draw:frame draw:style-name="gr59" draw:text-style-name="P7" draw:layer="layout" svg:width="11.83cm" svg:height="0.353cm" svg:x="1.043cm" svg:y="2.314cm">
          <draw:text-box>
            <text:p text:style-name="P1"><text:span text:style-name="T13">существенном участии </text:span><text:span text:style-name="T13">преподавателя и других </text:span><text:span text:style-name="T13">лиц в написании и </text:span><text:span text:style-name="T13">отладке программы.</text:span></text:p>
          </draw:text-box>
        </draw:frame>
        <draw:frame draw:style-name="gr60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</text:span><text:span text:style-name="T1">Время <text:s text:c="17"/></text:span><text:span text:style-name="T1">Событие <text:s text:c="19"/></text:span><text:span text:style-name="T1">Действие по </text:span><text:span text:style-name="T1">исправлению <text:s text:c="18"/></text:span><text:span text:style-name="T1"><text:s text:c="3"/>Примечание</text:span></text:p>
          </draw:text-box>
        </draw:frame>
        <draw:frame draw:style-name="gr61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2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3" draw:text-style-name="P6" draw:layer="layout" svg:width="5.573cm" svg:height="0.412cm" svg:x="1.727cm" svg:y="17.663cm">
          <draw:text-box>
            <text:p text:style-name="P1"><text:span text:style-name="T2">10. <text:s/>Замечания автора </text:span></text:p>
          </draw:text-box>
        </draw:frame>
        <draw:frame draw:style-name="gr64" draw:text-style-name="P2" draw:layer="layout" svg:width="13.972cm" svg:height="0.39cm" svg:x="6.5cm" svg:y="17.7cm">
          <draw:text-box>
            <text:p text:style-name="P1"><text:span text:style-name="T1">по существу работы _______________________________________________________</text:span></text:p>
          </draw:text-box>
        </draw:frame>
        <draw:frame draw:style-name="gr65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________________________________</text:span><text:span text:style-name="T1">____________________________________</text:span><text:span text:style-name="T1">______________________________</text:span></text:p>
          </draw:text-box>
        </draw:frame>
        <draw:frame draw:style-name="gr65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_____________________</text:span><text:span text:style-name="T1">__________________</text:span></text:p>
          </draw:text-box>
        </draw:frame>
        <draw:frame draw:style-name="gr65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_______________________________________________________________________________________</text:span><text:span text:style-name="T1">____________</text:span></text:p>
          </draw:text-box>
        </draw:frame>
        <draw:frame draw:style-name="gr66" draw:text-style-name="P6" draw:layer="layout" svg:width="2.415cm" svg:height="0.471cm" svg:x="1.7cm" svg:y="19.298cm">
          <draw:text-box>
            <text:p text:style-name="P1"><text:span text:style-name="T1"><text:s/></text:span><text:span text:style-name="T17">1</text:span><text:span text:style-name="T17">1</text:span><text:span text:style-name="T17">.</text:span><text:span text:style-name="T10"> </text:span><text:span text:style-name="T1"><text:s/></text:span><text:span text:style-name="T17">В</text:span><text:span text:style-name="T17">ы</text:span><text:span text:style-name="T17">в</text:span><text:span text:style-name="T17">о</text:span><text:span text:style-name="T17">д</text:span><text:span text:style-name="T17">ы</text:span></text:p>
          </draw:text-box>
        </draw:frame>
        <draw:frame draw:style-name="gr67" draw:text-style-name="P3" draw:layer="layout" svg:width="19.2cm" svg:height="5.641cm" svg:x="1.229cm" svg:y="19.704cm">
          <draw:text-box>
            <text:p text:style-name="P1"><text:span text:style-name="T18"><text:s/></text:span><text:span text:style-name="T18">Я </text:span><text:span text:style-name="T18">изуч</text:span><text:span text:style-name="T18">ил </text:span><text:span text:style-name="T18">осно</text:span><text:span text:style-name="T18">вны</text:span><text:span text:style-name="T18">е </text:span><text:span text:style-name="T18">ком</text:span><text:span text:style-name="T18">анд</text:span><text:span text:style-name="T18">ы </text:span><text:span text:style-name="T18">отла</text:span><text:span text:style-name="T18">дчи</text:span><text:span text:style-name="T18">ка </text:span><text:span text:style-name="T18">gdb </text:span><text:span text:style-name="T18">и </text:span><text:span text:style-name="T18">науч</text:span><text:span text:style-name="T18">ился </text:span><text:span text:style-name="T18">им </text:span><text:span text:style-name="T18">поль</text:span><text:span text:style-name="T18">зова</text:span><text:span text:style-name="T18">ться. </text:span><text:span text:style-name="T18">Теп</text:span><text:span text:style-name="T18">ерь </text:span><text:span text:style-name="T18">я </text:span><text:span text:style-name="T18">мог</text:span><text:span text:style-name="T18">у </text:span><text:span text:style-name="T18">отла</text:span><text:span text:style-name="T18">жив</text:span><text:span text:style-name="T18">ать <text:s text:c="2"/></text:span></text:p>
            <text:p text:style-name="P1"><text:span text:style-name="T18">прог</text:span><text:span text:style-name="T18">рам</text:span><text:span text:style-name="T18">му </text:span><text:span text:style-name="T18">даж</text:span><text:span text:style-name="T18">е в </text:span><text:span text:style-name="T18">конс</text:span><text:span text:style-name="T18">оли. </text:span><text:span text:style-name="T18">Узн</text:span><text:span text:style-name="T18">ал, </text:span><text:span text:style-name="T18">как </text:span><text:span text:style-name="T18">рабо</text:span><text:span text:style-name="T18">тает </text:span><text:span text:style-name="T18">стек </text:span><text:span text:style-name="T18">выз</text:span><text:span text:style-name="T18">овов </text:span><text:span text:style-name="T18">и </text:span><text:span text:style-name="T18">что </text:span><text:span text:style-name="T18">мож</text:span><text:span text:style-name="T18">но </text:span><text:span text:style-name="T18">зада</text:span><text:span text:style-name="T18">вать </text:span><text:span text:style-name="T18">усло</text:span><text:span text:style-name="T18">вие </text:span><text:span text:style-name="T18">точк</text:span><text:span text:style-name="T18">е ос-</text:span></text:p>
            <text:p text:style-name="P1"><text:span text:style-name="T18">тано</text:span><text:span text:style-name="T18">ва, а </text:span><text:span text:style-name="T18">так</text:span><text:span text:style-name="T18">же </text:span><text:span text:style-name="T18">изме</text:span><text:span text:style-name="T18">нять </text:span><text:span text:style-name="T18">знач</text:span><text:span text:style-name="T18">ение </text:span><text:span text:style-name="T18">пере</text:span><text:span text:style-name="T18">мен</text:span><text:span text:style-name="T18">ной </text:span><text:span text:style-name="T18">пря</text:span><text:span text:style-name="T18">мо в </text:span><text:span text:style-name="T18">про</text:span><text:span text:style-name="T18">цесс</text:span><text:span text:style-name="T18">е </text:span><text:span text:style-name="T18">отла</text:span><text:span text:style-name="T18">дки </text:span><text:span text:style-name="T18">прог</text:span><text:span text:style-name="T18">рам</text:span><text:span text:style-name="T18">мы. <text:s/></text:span><text:span text:style-name="T18"><text:s text:c="9"/></text:span><text:span text:style-name="T18"><text:s text:c="9"/></text:span><text:span text:style-name="T18"><text:s text:c="7"/></text:span></text:p>
            <text:p text:style-name="P1"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4"/></text:span></text:p>
            <text:p text:style-name="P1"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4"/></text:span></text:p>
            <text:p text:style-name="P1"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4"/></text:span></text:p>
            <text:p text:style-name="P1"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4"/></text:span></text:p>
            <text:p text:style-name="P1"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4"/></text:span></text:p>
            <text:p text:style-name="P1"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9"/></text:span><text:span text:style-name="T18"><text:s text:c="4"/></text:span></text:p>
            <text:p text:style-name="P1"><text:span text:style-name="T18"/></text:p>
          </draw:text-box>
        </draw:frame>
        <draw:frame draw:style-name="gr68" draw:text-style-name="P2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</text:span><text:span text:style-name="T1">устранены следующим образом: </text:span><text:span text:style-name="T1">________________________________</text:span></text:p>
          </draw:text-box>
        </draw:frame>
        <draw:frame draw:style-name="gr65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</text:span><text:span text:style-name="T1">__________________________________________</text:span><text:span text:style-name="T1">_____________________</text:span></text:p>
          </draw:text-box>
        </draw:frame>
        <draw:frame draw:style-name="gr65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</text:span><text:span text:style-name="T1">_______________________________</text:span><text:span text:style-name="T1">_______________________________</text:span><text:span text:style-name="T1">____________</text:span></text:p>
          </draw:text-box>
        </draw:frame>
        <draw:frame draw:style-name="gr65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</text:span><text:span text:style-name="T1">_________________________________________________</text:span><text:span text:style-name="T1">_______</text:span></text:p>
          </draw:text-box>
        </draw:frame>
        <draw:frame draw:style-name="gr65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___________________________________________________________</text:span><text:span text:style-name="T1">_________________________________________</text:span></text:p>
          </draw:text-box>
        </draw:frame>
        <draw:frame draw:style-name="gr65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</text:span><text:span text:style-name="T1">__________________________</text:span><text:span text:style-name="T1">__________________________</text:span><text:span text:style-name="T1">__________________________</text:span><text:span text:style-name="T1">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69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21T22:32:59.845368190</dc:date>
    <meta:editing-duration>PT4H2M39S</meta:editing-duration>
    <meta:editing-cycles>53</meta:editing-cycles>
    <meta:generator>LibreOffice/6.4.7.2$Linux_X86_64 LibreOffice_project/40$Build-2</meta:generator>
    <meta:document-statistic meta:object-count="115"/>
  </office:meta>
</office:document-meta>
</file>